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Footer">
      <style:paragraph-properties fo:text-align="end" style:justify-single-word="false"/>
      <style:text-properties officeooo:rsid="0017e6fb" officeooo:paragraph-rsid="0017e6fb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ment créer un fichier et y écrire des données en Java</text:p>
      <text:p text:style-name="Standard"/>
      <text:p text:style-name="Standard"/>
      <text:p text:style-name="Standard"><text:a xlink:type="simple" xlink:href="https://www.delftstack.com/fr/howto/java/how-to-create-a-file-and-write-data-to-it-in-java/" text:style-name="Internet_20_link" text:visited-style-name="Visited_20_Internet_20_Link">https://www.delftstack.com/fr/howto/java/how-to-create-a-file-and-write-data-to-it-in-java/</text:a> </text:p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"><text:a xlink:type="simple" xlink:href="#__RefHeading___Toc284_4000923819" text:style-name="Index_20_Link" text:visited-style-name="Index_20_Link">PrintWriter pour créer un fichier en Java<text:tab/>1</text:a></text:p>
          <text:p text:style-name="P3"><text:a xlink:type="simple" xlink:href="#__RefHeading___Toc286_4000923819" text:style-name="Index_20_Link" text:visited-style-name="Index_20_Link">java.nio.file pour créer un fichier en Java<text:tab/>2</text:a></text:p>
          <text:p text:style-name="P3"><text:a xlink:type="simple" xlink:href="#__RefHeading___Toc288_4000923819" text:style-name="Index_20_Link" text:visited-style-name="Index_20_Link">Écriture en tampon pour créer un fichier en Java<text:tab/>2</text:a></text:p>
          <text:p text:style-name="P3"><text:a xlink:type="simple" xlink:href="#__RefHeading___Toc290_4000923819" text:style-name="Index_20_Link" text:visited-style-name="Index_20_Link">FileWriter pour créer un fichier en Java<text:tab/>3</text:a></text:p>
        </text:index-body>
      </text:table-of-content>
      <text:p text:style-name="Standard"/>
      <text:p text:style-name="Standard"/>
      <text:p text:style-name="Text_20_body">Ce tutoriel traite des méthodes permettant de créer un fichier texte et d’y écrire des données en Java.</text:p>
      <text:p text:style-name="Text_20_body">Java dispose de plusieurs méthodes pour créer un fichier. La seule chose à retenir est que le bloc <text:span text:style-name="Source_20_Text">try-catch</text:span> est nécessaire pour presque toutes les méthodes de création de fichiers afin que toute exception d’E/S soit traitée avec grâce. N’oubliez pas de l’utiliser.</text:p>
      <text:p text:style-name="Standard"/>
      <text:h text:style-name="Heading_20_1" text:outline-level="1"><text:bookmark text:name="printwriter-pour-créer-un-fichier-en-java"/><text:bookmark-start text:name="__RefHeading___Toc284_4000923819"/><text:a xlink:type="simple" xlink:href="https://www.delftstack.com/fr/howto/java/how-to-create-a-file-and-write-data-to-it-in-java/#printwriter-pour-créer-un-fichier-en-java" text:style-name="Internet_20_link" text:visited-style-name="Visited_20_Internet_20_Link"><text:span text:style-name="Source_20_Text">PrintWriter</text:span></text:a><text:a xlink:type="simple" xlink:href="https://www.delftstack.com/fr/howto/java/how-to-create-a-file-and-write-data-to-it-in-java/#printwriter-pour-créer-un-fichier-en-java" text:style-name="Internet_20_link" text:visited-style-name="Visited_20_Internet_20_Link"> pour créer un fichier en Java</text:a><text:bookmark-end text:name="__RefHeading___Toc284_4000923819"/></text:h>
      <text:p text:style-name="Standard"/>
      <text:p text:style-name="Text_20_body">Le <text:span text:style-name="Source_20_Text">PrintWriter</text:span> en Java vous permet de créer un nouveau fichier avec le codage spécifié. Voici un exemple.</text:p>
      <text:p text:style-name="Preformatted_20_Text"><text:span text:style-name="Source_20_Text">import java.io.*;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String fileName = "my-file.txt";</text:span></text:p>
      <text:p text:style-name="Preformatted_20_Text"><text:span text:style-name="Source_20_Text"><text:s text:c="4"/>String encoding = "UTF-8";</text:span></text:p>
      <text:p text:style-name="Preformatted_20_Text"><text:span text:style-name="Source_20_Text"><text:s text:c="4"/>try{</text:span></text:p>
      <text:p text:style-name="Preformatted_20_Text"><text:span text:style-name="Source_20_Text"><text:s text:c="4"/>PrintWriter writer = new PrintWriter(fileName, encoding);</text:span></text:p>
      <text:p text:style-name="Preformatted_20_Text"><text:span text:style-name="Source_20_Text"><text:s text:c="4"/>writer.println("The first line");</text:span></text:p>
      <text:p text:style-name="Preformatted_20_Text"><text:span text:style-name="Source_20_Text"><text:s text:c="4"/>writer.println("The second line");</text:span></text:p>
      <text:p text:style-name="Preformatted_20_Text"><text:span text:style-name="Source_20_Text"><text:s text:c="4"/>writer.close(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catch (IOException e){</text:span></text:p>
      <text:p text:style-name="Preformatted_20_Text"><text:span text:style-name="Source_20_Text"><text:s text:c="6"/>System.out.println("An error occurred.");</text:span></text:p>
      <text:p text:style-name="Preformatted_20_Text"><text:span text:style-name="Source_20_Text"><text:s text:c="6"/>e.printStackTrace(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h text:style-name="Heading_20_1" text:outline-level="1"><text:bookmark text:name="java-nio-file-pour-créer-un-fichier-en-java"/><text:bookmark-start text:name="__RefHeading___Toc286_4000923819"/><text:soft-page-break/><text:a xlink:type="simple" xlink:href="https://www.delftstack.com/fr/howto/java/how-to-create-a-file-and-write-data-to-it-in-java/#java-nio-file-pour-créer-un-fichier-en-java" text:style-name="Internet_20_link" text:visited-style-name="Visited_20_Internet_20_Link"><text:span text:style-name="Source_20_Text">java.nio.file</text:span></text:a><text:a xlink:type="simple" xlink:href="https://www.delftstack.com/fr/howto/java/how-to-create-a-file-and-write-data-to-it-in-java/#java-nio-file-pour-créer-un-fichier-en-java" text:style-name="Internet_20_link" text:visited-style-name="Visited_20_Internet_20_Link"> pour créer un fichier en Java</text:a><text:bookmark-end text:name="__RefHeading___Toc286_4000923819"/></text:h>
      <text:p text:style-name="Text_20_body">Nous pouvons également utiliser <text:span text:style-name="Source_20_Text">java.nio.file</text:span> pour créer un fichier et y écrire des données. L’exemple ci-dessous illustre cette approche.</text:p>
      <text:p text:style-name="Preformatted_20_Text"><text:span text:style-name="Source_20_Text">import java.io.*;</text:span></text:p>
      <text:p text:style-name="Preformatted_20_Text"><text:span text:style-name="Source_20_Text">import java.util.*;</text:span></text:p>
      <text:p text:style-name="Preformatted_20_Text"><text:span text:style-name="Source_20_Text">import java.nio.file.*;</text:span></text:p>
      <text:p text:style-name="Preformatted_20_Text"><text:span text:style-name="Source_20_Text">import java.nio.charset.*;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String fileName = "my-file.txt";</text:span></text:p>
      <text:p text:style-name="Preformatted_20_Text"><text:span text:style-name="Source_20_Text"><text:s text:c="4"/>try{</text:span></text:p>
      <text:p text:style-name="Preformatted_20_Text"><text:span text:style-name="Source_20_Text"><text:s text:c="4"/>List&lt;String&gt; lines = Arrays.asList("The first line", "The second line");</text:span></text:p>
      <text:p text:style-name="Preformatted_20_Text"><text:span text:style-name="Source_20_Text"><text:s text:c="4"/>Path file = Paths.get(fileName);</text:span></text:p>
      <text:p text:style-name="Preformatted_20_Text"><text:span text:style-name="Source_20_Text"><text:s text:c="4"/>Files.write(file, lines, StandardCharsets.UTF_8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catch (IOException e){</text:span></text:p>
      <text:p text:style-name="Preformatted_20_Text"><text:span text:style-name="Source_20_Text"><text:s text:c="6"/>System.out.println("An error occurred.");</text:span></text:p>
      <text:p text:style-name="Preformatted_20_Text"><text:span text:style-name="Source_20_Text"><text:s text:c="6"/>e.printStackTrace(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Dans cet exemple, nous écrivons les données d’une <text:span text:style-name="Source_20_Text">ArrayList</text:span> dans le fichier de telle sorte que chaque élément de la <text:span text:style-name="Source_20_Text">ArrayList</text:span> soit écrit sur une nouvelle ligne du fichier de sortie. Le fichier de sortie ressemble à ceci:</text:p>
      <text:p text:style-name="Preformatted_20_Text"><text:span text:style-name="Source_20_Text">&gt; The first line</text:span></text:p>
      <text:p text:style-name="Preformatted_20_Text"><text:span text:style-name="Source_20_Text">&gt; The second line</text:span></text:p>
      <text:p text:style-name="P1"/>
      <text:h text:style-name="Heading_20_1" text:outline-level="1"><text:bookmark text:name="écriture-en-tampon-pour-créer-un-fichier-en-java"/><text:bookmark-start text:name="__RefHeading___Toc288_4000923819"/><text:a xlink:type="simple" xlink:href="https://www.delftstack.com/fr/howto/java/how-to-create-a-file-and-write-data-to-it-in-java/#écriture-en-tampon-pour-créer-un-fichier-en-java" text:style-name="Internet_20_link" text:visited-style-name="Visited_20_Internet_20_Link">Écriture en tampon pour créer un fichier en Java</text:a><text:bookmark-end text:name="__RefHeading___Toc288_4000923819"/></text:h>
      <text:p text:style-name="Text_20_body">L’exemple ci-dessous illustre la création et l’écriture dans un fichier à l’aide de <text:span text:style-name="Source_20_Text">BufferedWriter</text:span>.</text:p>
      <text:p text:style-name="Preformatted_20_Text"><text:span text:style-name="Source_20_Text">import java.io.*;</text:span></text:p>
      <text:p text:style-name="Preformatted_20_Text"><text:span text:style-name="Source_20_Text">import java.nio.charset.*;</text:span></text:p>
      <text:p text:style-name="Preformatted_20_Text"><text:span text:style-name="Source_20_Text">import java.util.*;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Charset utf8 = StandardCharsets.UTF_8;</text:span></text:p>
      <text:p text:style-name="Preformatted_20_Text"><text:span text:style-name="Source_20_Text"><text:s text:c="4"/>List&lt;String&gt; list = Arrays.asList("This is the first line", "This is the second line");</text:span></text:p>
      <text:p text:style-name="Preformatted_20_Text"><text:span text:style-name="Source_20_Text"><text:s text:c="4"/>String content = "This is my content";</text:span></text:p>
      <text:p text:style-name="Preformatted_20_Text"/>
      <text:p text:style-name="Preformatted_20_Text"><text:span text:style-name="Source_20_Text"><text:s text:c="4"/>try</text:span></text:p>
      <text:p text:style-name="Preformatted_20_Text"><text:span text:style-name="Source_20_Text"><text:s text:c="4"/>{</text:span></text:p>
      <text:p text:style-name="Preformatted_20_Text"><text:soft-page-break/><text:span text:style-name="Source_20_Text"><text:s text:c="6"/>//File name with path</text:span></text:p>
      <text:p text:style-name="Preformatted_20_Text"><text:span text:style-name="Source_20_Text"><text:s text:c="6"/>String fileName = "my-file.txt";</text:span></text:p>
      <text:p text:style-name="Preformatted_20_Text"><text:span text:style-name="Source_20_Text"><text:s text:c="6"/>File myFile = new File(fileName);</text:span></text:p>
      <text:p text:style-name="Preformatted_20_Text"><text:span text:style-name="Source_20_Text"><text:s text:c="6"/>FileOutputStream fos = new FileOutputStream(myFile);</text:span></text:p>
      <text:p text:style-name="Preformatted_20_Text"><text:span text:style-name="Source_20_Text"><text:s text:c="6"/>OutputStreamWriter osw = new OutputStreamWriter(fos); <text:s text:c="3"/></text:span></text:p>
      <text:p text:style-name="Preformatted_20_Text"><text:span text:style-name="Source_20_Text"><text:s text:c="6"/>Writer writer = new BufferedWriter(osw); </text:span></text:p>
      <text:p text:style-name="Preformatted_20_Text"><text:span text:style-name="Source_20_Text"><text:s text:c="6"/>//Write data using a String variable <text:s/></text:span></text:p>
      <text:p text:style-name="Preformatted_20_Text"><text:span text:style-name="Source_20_Text"><text:s text:c="6"/>writer.write(content + "\n");</text:span></text:p>
      <text:p text:style-name="Preformatted_20_Text"/>
      <text:p text:style-name="Preformatted_20_Text"><text:span text:style-name="Source_20_Text"><text:s text:c="6"/>//Write data from an ArrayList</text:span></text:p>
      <text:p text:style-name="Preformatted_20_Text"><text:span text:style-name="Source_20_Text"><text:s text:c="6"/>for (String s : list) {</text:span></text:p>
      <text:p text:style-name="Preformatted_20_Text"><text:span text:style-name="Source_20_Text"><text:s text:c="8"/>writer.write(s + "\n");</text:span></text:p>
      <text:p text:style-name="Preformatted_20_Text"><text:span text:style-name="Source_20_Text"><text:s text:c="6"/>}</text:span></text:p>
      <text:p text:style-name="Preformatted_20_Text"/>
      <text:p text:style-name="Preformatted_20_Text"><text:span text:style-name="Source_20_Text"><text:s text:c="4"/>} </text:span></text:p>
      <text:p text:style-name="Preformatted_20_Text"><text:span text:style-name="Source_20_Text"><text:s text:c="4"/>catch (IOException e){</text:span></text:p>
      <text:p text:style-name="Preformatted_20_Text"><text:span text:style-name="Source_20_Text"><text:s text:c="6"/>System.out.println("An error occurred.");</text:span></text:p>
      <text:p text:style-name="Preformatted_20_Text"><text:span text:style-name="Source_20_Text"><text:s text:c="6"/>e.printStackTrace();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Le fichier de sortie ressemble à ceci:</text:p>
      <text:p text:style-name="Preformatted_20_Text"><text:span text:style-name="Source_20_Text">&gt; This is my content</text:span></text:p>
      <text:p text:style-name="Preformatted_20_Text"><text:span text:style-name="Source_20_Text">&gt; This is the first line</text:span></text:p>
      <text:p text:style-name="Preformatted_20_Text"><text:span text:style-name="Source_20_Text">&gt; This is the second line</text:span></text:p>
      <text:p text:style-name="P1"/>
      <text:h text:style-name="Heading_20_1" text:outline-level="1"><text:bookmark text:name="filewriter-pour-créer-un-fichier-en-java"/><text:bookmark-start text:name="__RefHeading___Toc290_4000923819"/><text:a xlink:type="simple" xlink:href="https://www.delftstack.com/fr/howto/java/how-to-create-a-file-and-write-data-to-it-in-java/#filewriter-pour-créer-un-fichier-en-java" text:style-name="Internet_20_link" text:visited-style-name="Visited_20_Internet_20_Link"><text:span text:style-name="Source_20_Text">FileWriter</text:span></text:a><text:a xlink:type="simple" xlink:href="https://www.delftstack.com/fr/howto/java/how-to-create-a-file-and-write-data-to-it-in-java/#filewriter-pour-créer-un-fichier-en-java" text:style-name="Internet_20_link" text:visited-style-name="Visited_20_Internet_20_Link"> pour créer un fichier en Java</text:a><text:bookmark-end text:name="__RefHeading___Toc290_4000923819"/></text:h>
      <text:p text:style-name="Text_20_body">Une autre méthode courante pour créer un nouveau fichier et y écrire en Java est d’utiliser <text:span text:style-name="Source_20_Text">FileWriter</text:span>.</text:p>
      <text:p text:style-name="Preformatted_20_Text"><text:span text:style-name="Source_20_Text">import java.io.*;</text:span></text:p>
      <text:p text:style-name="Preformatted_20_Text"/>
      <text:p text:style-name="Preformatted_20_Text"><text:span text:style-name="Source_20_Text">public class Main {</text:span></text:p>
      <text:p text:style-name="Preformatted_20_Text"><text:span text:style-name="Source_20_Text"><text:s text:c="2"/>public static void main(String[] args) {</text:span></text:p>
      <text:p text:style-name="Preformatted_20_Text"><text:span text:style-name="Source_20_Text"><text:s text:c="4"/>try {</text:span></text:p>
      <text:p text:style-name="Preformatted_20_Text"><text:span text:style-name="Source_20_Text"><text:s text:c="6"/>FileWriter myWriter = new FileWriter("my-file.txt");</text:span></text:p>
      <text:p text:style-name="Preformatted_20_Text"><text:span text:style-name="Source_20_Text"><text:s text:c="6"/>myWriter.write("We can also create a file and write to it using FileWriter");</text:span></text:p>
      <text:p text:style-name="Preformatted_20_Text"><text:span text:style-name="Source_20_Text"><text:s text:c="6"/>myWriter.close();</text:span></text:p>
      <text:p text:style-name="Preformatted_20_Text"><text:span text:style-name="Source_20_Text"><text:s text:c="4"/>} </text:span></text:p>
      <text:p text:style-name="Preformatted_20_Text"><text:span text:style-name="Source_20_Text"><text:s text:c="4"/>catch (IOException e) {</text:span></text:p>
      <text:p text:style-name="Preformatted_20_Text"><text:span text:style-name="Source_20_Text"><text:s text:c="6"/>System.out.println("An error occurred.");</text:span></text:p>
      <text:p text:style-name="Preformatted_20_Text"><text:span text:style-name="Source_20_Text"><text:s text:c="6"/>e.printStackTrace();</text:span></text:p>
      <text:p text:style-name="Preformatted_20_Text"><text:span text:style-name="Source_20_Text"><text:s text:c="4"/>}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Le fichier de sortie ressemble à ceci:</text:p>
      <text:p text:style-name="P1"><text:span text:style-name="Source_20_Text">&gt; We can also create a file and write to it using FileWriter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Unifont" style:font-family-asian="Unifont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7e6fb" officeooo:paragraph-rsid="0017e6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</text:page-number><text:s/>sur <text:page-count>3</text:page-count><text:s/>de <text:file-name text:display="name-and-extension">java_commentCreerUnFichierEcrireDesDonnees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9:50:25.503084575</meta:creation-date>
    <dc:date>2021-02-04T19:57:24.649415353</dc:date>
    <meta:editing-duration>PT6M58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3" meta:paragraph-count="105" meta:word-count="548" meta:character-count="3983" meta:non-whitespace-character-count="3254"/>
  </office:meta>
</office:document-meta>
</file>